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0359000022F200000C202FCC94DE.svg"/>
  <manifest:file-entry manifest:media-type="image/png" manifest:full-path="Pictures/10000201000001B9000001213FB27A05.png"/>
  <manifest:file-entry manifest:media-type="image/png" manifest:full-path="Pictures/100002010000010D0000016AA21201C0.png"/>
  <manifest:file-entry manifest:media-type="image/png" manifest:full-path="Pictures/10000201000001DB0000017E9CB4AB2D.png"/>
  <manifest:file-entry manifest:media-type="image/png" manifest:full-path="Pictures/1000020100000152000000759D0575FE.png"/>
  <manifest:file-entry manifest:media-type="image/png" manifest:full-path="Pictures/10000201000001120000017AB69E6AD4.png"/>
  <manifest:file-entry manifest:media-type="image/png" manifest:full-path="Pictures/10000201000001350000011E5CB4F39F.png"/>
  <manifest:file-entry manifest:media-type="image/png" manifest:full-path="Pictures/10000201000000EF000000F215A65A45.png"/>
  <manifest:file-entry manifest:media-type="image/png" manifest:full-path="Pictures/1000020100000196000001D6DA6BEC12.png"/>
  <manifest:file-entry manifest:media-type="image/png" manifest:full-path="Pictures/10000201000000B0000000C1CD391A7A.png"/>
  <manifest:file-entry manifest:media-type="image/png" manifest:full-path="Pictures/1000020100000135000001205BB2804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horizontal"/>
    </style:style>
    <style:style style:name="gr5" style:family="graphic" style:parent-style-name="standard">
      <style:graphic-properties draw:stroke="none" svg:stroke-color="#ffffff" draw:fill="none" draw:fill-color="#ffffff" fo:min-height="5.697cm"/>
    </style:style>
    <style:style style:name="gr6" style:family="graphic" style:parent-style-name="standard">
      <style:graphic-properties draw:stroke="none" svg:stroke-color="#000000" draw:fill="none" draw:fill-color="#ffffff" fo:min-height="5.151cm"/>
    </style:style>
    <style:style style:name="P1" style:family="paragraph">
      <style:paragraph-properties fo:text-align="center"/>
    </style:style>
    <style:style style:name="P2" style:family="paragraph">
      <style:paragraph-properties fo:text-align="center"/>
      <style:text-properties fo:color="#666666"/>
    </style:style>
    <style:style style:name="P3" style:family="paragraph">
      <style:paragraph-properties fo:text-align="center"/>
      <style:text-properties fo:color="#ffffff"/>
    </style:style>
    <style:style style:name="P4" style:family="paragraph">
      <style:paragraph-properties fo:line-height="100%" fo:text-align="center"/>
    </style:style>
    <style:style style:name="P5" style:family="paragraph">
      <style:paragraph-properties fo:line-height="100%" fo:text-align="center"/>
      <style:text-properties fo:color="#666666"/>
    </style:style>
    <style:style style:name="P6" style:family="paragraph">
      <style:paragraph-properties fo:text-align="center"/>
      <style:text-properties fo:color="#006600" fo:font-size="26pt" style:font-size-asian="26pt" style:font-size-complex="26pt"/>
    </style:style>
    <style:style style:name="P7" style:family="paragraph">
      <style:paragraph-properties fo:text-align="center"/>
      <style:text-properties fo:font-size="12pt" style:font-size-asian="12pt" style:font-size-complex="12pt"/>
    </style:style>
    <style:style style:name="T1" style:family="text">
      <style:text-properties fo:color="#666666"/>
    </style:style>
    <style:style style:name="T2" style:family="text">
      <style:text-properties fo:color="#ffffff"/>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6.41cm" svg:height="4.2cm" svg:x="1.19cm" svg:y="22.6cm">
          <draw:image xlink:href="Pictures/10000201000001B9000001213FB27A05.png" xlink:type="simple" xlink:show="embed" xlink:actuate="onLoad">
            <text:p/>
          </draw:image>
        </draw:frame>
        <draw:frame draw:style-name="gr1" draw:text-style-name="P1" draw:layer="layout" svg:width="4.656cm" svg:height="5.105cm" svg:x="2.644cm" svg:y="18.9cm">
          <draw:image xlink:href="Pictures/10000201000000B0000000C1CD391A7A.png" xlink:type="simple" xlink:show="embed" xlink:actuate="onLoad">
            <text:p/>
          </draw:image>
        </draw:frame>
        <draw:frame draw:style-name="gr1" draw:text-style-name="P1" draw:layer="layout" svg:width="6.5cm" svg:height="3.103cm" svg:x="2.5cm" svg:y="2.835cm">
          <draw:image xlink:href="Pictures/1000020100000152000000759D0575FE.png" xlink:type="simple" xlink:show="embed" xlink:actuate="onLoad"/>
          <draw:image xlink:href="Pictures/10000359000022F200000C202FCC94DE.svg" xlink:type="simple" xlink:show="embed" xlink:actuate="onLoad">
            <text:p/>
          </draw:image>
        </draw:frame>
        <draw:frame draw:style-name="gr2" draw:text-style-name="P2" draw:layer="layout" svg:width="6.217cm" svg:height="5cm" svg:x="12.983cm" svg:y="16.4cm">
          <draw:image xlink:href="Pictures/10000201000001DB0000017E9CB4AB2D.png" xlink:type="simple" xlink:show="embed" xlink:actuate="onLoad">
            <text:p text:style-name="P1"><text:span text:style-name="T1">CKG/DAD <text:s text:c="7"/></text:span></text:p>
            <text:p text:style-name="P1"><text:span text:style-name="T1">Webserver <text:s text:c="8"/></text:span></text:p>
          </draw:image>
        </draw:frame>
        <draw:custom-shape draw:style-name="gr3" draw:text-style-name="P1" draw:layer="layout" svg:width="13.095cm" svg:height="10.199cm" draw:transform="skewX (5.5776502606123E-017) rotate (-0.393222680475434) translate (3.967cm 8.1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1" draw:layer="layout" svg:width="4.999cm" svg:height="5.785cm" draw:transform="skewX (-0.000174532925199441) rotate (1.24633961884892) translate (10.31cm 12.357cm)">
          <draw:image xlink:href="Pictures/1000020100000196000001D6DA6BEC12.png" xlink:type="simple" xlink:show="embed" xlink:actuate="onLoad">
            <text:p/>
          </draw:image>
        </draw:frame>
        <draw:frame draw:style-name="gr4" draw:text-style-name="P1" draw:layer="layout" svg:width="5.268cm" svg:height="6.1cm" draw:transform="rotate (1.70221961946975) translate (5.39cm 11.277cm)">
          <draw:image xlink:href="Pictures/1000020100000196000001D6DA6BEC12.png" xlink:type="simple" xlink:show="embed" xlink:actuate="onLoad">
            <text:p/>
          </draw:image>
        </draw:frame>
        <draw:frame draw:style-name="gr4" draw:text-style-name="P1" draw:layer="layout" svg:width="5.048cm" svg:height="5.844cm" draw:transform="rotate (1.48736958854929) translate (7.933cm 11.713cm)">
          <draw:image xlink:href="Pictures/1000020100000196000001D6DA6BEC12.png" xlink:type="simple" xlink:show="embed" xlink:actuate="onLoad">
            <text:p/>
          </draw:image>
        </draw:frame>
        <draw:frame draw:style-name="gr1" draw:text-style-name="P1" draw:layer="layout" svg:width="4.4cm" svg:height="4.9cm" svg:x="14.6cm" svg:y="2.23cm">
          <draw:image xlink:href="Pictures/10000201000000EF000000F215A65A45.png" xlink:type="simple" xlink:show="embed" xlink:actuate="onLoad">
            <text:p/>
          </draw:image>
        </draw:frame>
        <draw:frame draw:style-name="gr1" draw:text-style-name="P1" draw:layer="layout" svg:width="3.8cm" svg:height="3.542cm" svg:x="9.8cm" svg:y="3.258cm">
          <draw:image xlink:href="Pictures/1000020100000135000001205BB28045.png" xlink:type="simple" xlink:show="embed" xlink:actuate="onLoad">
            <text:p/>
          </draw:image>
        </draw:frame>
        <draw:frame draw:style-name="gr2" draw:text-style-name="P3" draw:layer="layout" svg:width="4.836cm" svg:height="6.7cm" svg:x="7.3cm" svg:y="20.6cm">
          <draw:image xlink:href="Pictures/100002010000010D0000016AA21201C0.png" xlink:type="simple" xlink:show="embed" xlink:actuate="onLoad">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Kunde</text:span></text:p>
          </draw:image>
        </draw:frame>
        <draw:frame draw:style-name="gr1" draw:text-style-name="P1" draw:layer="layout" svg:width="5.4cm" svg:height="5.245cm" svg:x="2.8cm" svg:y="12.3cm">
          <draw:image xlink:href="Pictures/10000201000001350000011E5CB4F39F.png" xlink:type="simple" xlink:show="embed" xlink:actuate="onLoad">
            <text:p/>
          </draw:image>
        </draw:frame>
        <draw:frame draw:style-name="gr1" draw:text-style-name="P1" draw:layer="layout" svg:width="4.185cm" svg:height="3.9cm" svg:x="10.83cm" svg:y="5.6cm">
          <draw:image xlink:href="Pictures/1000020100000135000001205BB28045.png" xlink:type="simple" xlink:show="embed" xlink:actuate="onLoad">
            <text:p/>
          </draw:image>
        </draw:frame>
        <draw:frame draw:style-name="gr1" draw:text-style-name="P1" draw:layer="layout" svg:width="4.614cm" svg:height="4.3cm" svg:x="13.23cm" svg:y="7.4cm">
          <draw:image xlink:href="Pictures/1000020100000135000001205BB28045.png" xlink:type="simple" xlink:show="embed" xlink:actuate="onLoad">
            <text:p/>
          </draw:image>
        </draw:frame>
        <draw:frame draw:style-name="gr5" draw:text-style-name="P5" draw:layer="layout" svg:width="4cm" svg:height="5.947cm" svg:x="14.9cm" svg:y="2.235cm">
          <draw:text-box>
            <text:p text:style-name="P4"><text:span text:style-name="T1">CKG/DAD</text:span></text:p>
            <text:p text:style-name="P4"><text:span text:style-name="T1">Interner</text:span></text:p>
            <text:p text:style-name="P4"><text:span text:style-name="T1"/></text:p>
            <text:p text:style-name="P4"><text:span text:style-name="T1">Ressourcen</text:span></text:p>
            <text:p text:style-name="P4"><text:span text:style-name="T1"/></text:p>
            <text:p text:style-name="P4"><text:span text:style-name="T1">Speicher</text:span></text:p>
            <text:p text:style-name="P4"><text:span text:style-name="T1"/></text:p>
          </draw:text-box>
        </draw:frame>
        <draw:frame draw:style-name="gr6" draw:text-style-name="P6" draw:layer="layout" svg:width="6.1cm" svg:height="5.401cm" svg:x="7.5cm" svg:y="12.4cm">
          <draw:text-box>
            <text:p text:style-name="P6">User-individueller</text:p>
            <text:p text:style-name="P6">Download</text:p>
            <text:p text:style-name="P6">Ressourcen-</text:p>
            <text:p text:style-name="P6">Set</text:p>
          </draw:text-box>
        </draw:frame>
        <draw:frame draw:style-name="gr2" draw:text-style-name="P7" draw:layer="layout" svg:width="3.914cm" svg:height="5.4cm" svg:x="1.186cm" svg:y="2.6cm">
          <draw:image xlink:href="Pictures/10000201000001120000017AB69E6AD4.png" xlink:type="simple" xlink:show="embed" xlink:actuate="onLoad">
            <text:p text:style-name="P1"><text:span text:style-name="T3"/></text:p>
            <text:p text:style-name="P1"><text:span text:style-name="T3"/></text:p>
            <text:p text:style-name="P1"><text:span text:style-name="T3"/></text:p>
            <text:p text:style-name="P1"><text:span text:style-name="T4">CKG <text:s text:c="10"/></text:span></text:p>
            <text:p text:style-name="P1"><text:span text:style-name="T4">DAD <text:s text:c="4"/>PM </text:span></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thias Jenzen</meta:initial-creator>
    <meta:creation-date>2014-10-21T09:48:45.79</meta:creation-date>
    <dc:date>2014-10-21T12:38:02.97</dc:date>
    <dc:creator>Matthias Jenzen</dc:creator>
    <meta:editing-duration>PT2H32M</meta:editing-duration>
    <meta:editing-cycles>23</meta:editing-cycles>
    <meta:generator>OpenOffice/4.1.0$Win32 OpenOffice.org_project/410m18$Build-9764</meta:generator>
    <meta:document-statistic meta:object-count="17"/>
  </office:meta>
</office:document-meta>
</file>